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osep Tarradellas i Joan</text:span> (<text:span text:style-name="T2">extret de la Viquipèdia</text:span>)</text:p>
      <text:p text:style-name="P1"/>
      <text:p text:style-name="P1">Josep Tarradellas i Joan (Cervelló, 1899 - Barcelona, 1988) va ser un politic català, president de la Generalitat de Catalunya a l'exili, des de 1954 fins a la restauració de la Generalitat el 1980.</text:p>
      <text:p text:style-name="P1"/>
      <text:p text:style-name="P1">Tarradellas va esdevenir secretari general d'Esquerra Republicana de Catalunya el 1931. També va ser diputat a les corts espanyoles, i Conseller de Governació i de Sanitat de la Generalitat al govern de Catalunya 1931-1932 i al primer govern posterior a les eleccions de 1932, durant la presidència de Francesc Macià. Durant la Guerra Civil espanyola, va ocupar les carteres de Serveis Públics, Economia i Cultura, i va arribar a ser Conseller Primer al setembre de 1936.</text:p>
      <text:p text:style-name="P1"/>
      <text:p text:style-name="P1">Exiliat a França des de 1939, va esdevenir president de la Generalitat el 1954, després de la dimissió de Josep Irla.</text:p>
      <text:p text:style-name="P1"/>
      <text:p text:style-name="P1">Va retornar a Catalunya i va ser rebut per una multitud a Barcelona. La seva frase "Ja sóc aquí" ha quedat a la història del país.</text:p>
      <text:p text:style-name="P1"/>
      <text:p text:style-name="P1">Restabliment de la Generalitat</text:p>
      <text:p text:style-name="P1"/>
      <text:p text:style-name="P1">El 1977, ja mort Franco, es va trobar amb el president del Govern espanyol, Adolfo Suárez, per negociar el restabliment de la Generalitat.</text:p>
      <text:p text:style-name="P1"/>
      <text:p text:style-name="P1">El 29 de setembre de 1977 el president del govern deroga la llei franquista de 1938 que eliminava les institucions catalanes i restableix la Generalitat provisional. El 17 d'octubre de 1977 es nomena a Tarradellas com President de la Generalitat provisional i a Frederic Rahola com a Conseller de Presidència.</text:p>
      <text:p text:style-name="P1"/>
      <text:p text:style-name="P1"><text:span text:style-name="T3">Text integre del BOE amb el restabliment de la Generalitat</text:span>:</text:p>
      <text:p text:style-name="P1"/>
      <text:p text:style-name="P1"/>
      <text:p text:style-name="P1"/>
      <text:p text:style-name="P1">Tarradellas formà un govern de concentració amb dotze consellers per tal de redactar l'estatut d'Autonomia de Catalunya de 1979 que seria aprovat en referèndum el novembre de 1979, i convocar eleccions al Parlament de Catalunya (1980).</text:p>
      <text:p text:style-name="P1"/>
      <text:p text:style-name="P1">Aquest fets varen ser recollits en el primer Diari Oficial de la Generalitat de Catalunya restituït per Tarradellas el 5 de desembre de 1977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2-27T23:48:05</meta:creation-date>
    <dc:date>2007-02-28T01:03:09</dc:date>
    <dc:language>ca-ES</dc:language>
    <meta:editing-cycles>6</meta:editing-cycles>
    <meta:editing-duration>PT1H1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312" meta:character-count="1878"/>
  </office:meta>
</office:document-meta>
</file>